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 table:number-columns-spanned="4" table:number-rows-spanned="1">
            <text:p>Setup 1 k70 Line 5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Line</text:p>
          </table:table-cell>
          <table:table-cell table:style-name="Default" office:value-type="string" calcext:value-type="string">
            <text:p>Power error</text:p>
          </table:table-cell>
          <table:table-cell table:style-name="Default" office:value-type="string" calcext:value-type="string">
            <text:p>Time error</text:p>
          </table:table-cell>
          <table:table-cell table:style-name="Default" office:value-type="string" calcext:value-type="string">
            <text:p>Steady state error</text:p>
          </table:table-cell>
        </table:table-row>
        <table:table-row table:style-name="ro1">
          <table:table-cell office:value-type="string" calcext:value-type="string">
            <text:p>Line 1</text:p>
          </table:table-cell>
          <table:table-cell office:value-type="percentage" office:value="0.0114" calcext:value-type="percentage">
            <text:p>1.14%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0135" calcext:value-type="percentage">
            <text:p>1.35%</text:p>
          </table:table-cell>
        </table:table-row>
        <table:table-row table:style-name="ro1">
          <table:table-cell office:value-type="string" calcext:value-type="string">
            <text:p>Line 2</text:p>
          </table:table-cell>
          <table:table-cell table:style-name="ce3" office:value-type="percentage" office:value="0.0212" calcext:value-type="percentage">
            <text:p>2.12%</text:p>
          </table:table-cell>
          <table:table-cell table:style-name="ce3" office:value-type="percentage" office:value="0.00195" calcext:value-type="percentage">
            <text:p>0.20%</text:p>
          </table:table-cell>
          <table:table-cell table:style-name="ce3" office:value-type="percentage" office:value="0.0073" calcext:value-type="percentage">
            <text:p>0.73%</text:p>
          </table:table-cell>
        </table:table-row>
        <table:table-row table:style-name="ro1">
          <table:table-cell office:value-type="string" calcext:value-type="string">
            <text:p>Line 3</text:p>
          </table:table-cell>
          <table:table-cell office:value-type="percentage" office:value="0.0632" calcext:value-type="percentage">
            <text:p>6.32%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0411" calcext:value-type="percentage">
            <text:p>4.11%</text:p>
          </table:table-cell>
        </table:table-row>
        <table:table-row table:style-name="ro1">
          <table:table-cell office:value-type="string" calcext:value-type="string">
            <text:p>Line 4</text:p>
          </table:table-cell>
          <table:table-cell office:value-type="percentage" office:value="0.0594" calcext:value-type="percentage">
            <text:p>5.94%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0535" calcext:value-type="percentage">
            <text:p>5.35%</text:p>
          </table:table-cell>
        </table:table-row>
        <table:table-row table:style-name="ro1">
          <table:table-cell office:value-type="string" calcext:value-type="string">
            <text:p>Line 5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6</text:p>
          </table:table-cell>
          <table:table-cell table:formula="of:=-3.19%" office:value-type="percentage" office:value="-0.0319" calcext:value-type="percentage">
            <text:p>-3.19%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0034" calcext:value-type="percentage">
            <text:p>0.3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9T21:10:37.160534869</meta:creation-date>
    <dc:date>2020-04-19T21:37:28.624886837</dc:date>
    <meta:editing-duration>PT6M11S</meta:editing-duration>
    <meta:editing-cycles>2</meta:editing-cycles>
    <meta:generator>LibreOffice/6.3.5.2$Linux_X86_64 LibreOffice_project/30$Build-2</meta:generator>
    <meta:document-statistic meta:table-count="1" meta:cell-count="29" meta:object-count="0"/>
  </office:meta>
</office:document-meta>
</file>